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9b307" officeooo:paragraph-rsid="0019b30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a9970" officeooo:paragraph-rsid="001a997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c2703" officeooo:paragraph-rsid="001c270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ff789" officeooo:paragraph-rsid="001ff78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2000a5" officeooo:paragraph-rsid="002000a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9970" officeooo:paragraph-rsid="001a99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1c2703" officeooo:paragraph-rsid="001c2703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font-weight="bold" officeooo:rsid="002615ea" officeooo:paragraph-rsid="002615ea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officeooo:rsid="002be173" officeooo:paragraph-rsid="002be173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style:text-underline-style="solid" style:text-underline-width="auto" style:text-underline-color="font-color" officeooo:rsid="00337a35" officeooo:paragraph-rsid="00337a35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style:text-underline-style="solid" style:text-underline-width="auto" style:text-underline-color="font-color" fo:font-weight="bold" officeooo:rsid="00337a35" officeooo:paragraph-rsid="00337a35" style:font-size-asian="12pt" style:font-weight-asian="bold" style:font-size-complex="12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fo:font-weight="bold" officeooo:rsid="002615ea" officeooo:paragraph-rsid="002615ea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style:text-underline-style="solid" style:text-underline-width="auto" style:text-underline-color="font-color" fo:font-weight="bold" officeooo:rsid="00337a35" officeooo:paragraph-rsid="00337a35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ce733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e733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2ce733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ce73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ola Técnica Santo Inácio</text:p>
      <text:p text:style-name="P1"/>
      <text:p text:style-name="P2">Gabriel Suterio Pereira da Silva e Henrique Rosa Carv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plicação Web para Sociedade Espíri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rto Alegre – RS</text:p>
      <text:p text:style-name="P3">2018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Sumári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trodu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Objetivo</text:p>
      <text:p text:style-name="P5"/>
      <text:p text:style-name="P12"><text:span text:style-name="T1"/></text:p>
      <text:p text:style-name="P8"><text:span text:style-name="T1">Objetivo</text:span> <text:span text:style-name="T1">Geral</text:span>:</text:p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tivo</text:span><text:span text:style-name="T6"> </text:span><text:span text:style-name="T2">Específic</text:span><text:span text:style-name="T3">o</text:span><text:span text:style-name="T7">: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0"><text:span text:style-name="T9">R</text:span><text:span text:style-name="T8">egra</text:span><text:span text:style-name="T6"> </text:span><text:span text:style-name="T8">de</text:span><text:span text:style-name="T6"> </text:span><text:span text:style-name="T8">Negócios</text:span><text:span text:style-name="T6">: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1">Requisitos<text:span text:style-name="T4"> </text:span>Funcionais<text:span text:style-name="T4">:</text:span></text:p>
      <text:p text:style-name="P7"/>
      <text:p text:style-name="P7"/>
      <text:p text:style-name="P7"/>
      <text:p text:style-name="P7"/>
      <text:p text:style-name="P7"/>
      <text:p text:style-name="P7"/>
      <text:p text:style-name="P13">Requisitos<text:span text:style-name="T4"> </text:span>Não<text:span text:style-name="T4"> </text:span>Funcionais<text:span text:style-name="T4">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50:19.819112014</meta:creation-date>
    <dc:date>2018-11-19T20:01:55.389691432</dc:date>
    <meta:editing-duration>PT11M2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6" meta:paragraph-count="13" meta:word-count="37" meta:character-count="268" meta:non-whitespace-character-count="243"/>
  </office:meta>
</office:document-meta>
</file>